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.2cm" svg:y="7.8cm">
          <draw:text-box>
            <text:p><text:span text:style-name="T1">i</text:span></text:p>
          </draw:text-box>
        </draw:frame>
        <draw:frame draw:style-name="gr3" draw:text-style-name="P2" draw:layer="layout" svg:width="14.991cm" svg:height="8.191cm" svg:x="0.209cm" svg:y="1.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5-15T19:40:07.849856151</dc:date>
    <meta:editing-duration>PT2M29S</meta:editing-duration>
    <meta:editing-cycles>16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" chart:origin="0" chart:interval-major="0.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992cm" svg:height="8.192cm" xlink:href="." xlink:type="simple" chart:class="chart:scatter" chart:style-name="ch1">
        <chart:plot-area chart:style-name="ch2" chart:data-source-has-labels="both" svg:x="0.299cm" svg:y="0.163cm" svg:width="14.394cm" svg:height="7.866cm">
          <chartooo:coordinate-region svg:x="1.026cm" svg:y="0.362cm" svg:width="13.573cm" svg:height="7.02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